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ItemEvent.UploadItemEvent( ContentStore store , List item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loadItemEvent.getItem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